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Droid Sans" svg:font-family="'Droid Sans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/>
    </style:style>
    <style:style style:name="P2" style:family="paragraph" style:parent-style-name="Standard" style:list-style-name="WW8Num2">
      <style:text-properties fo:font-size="18pt" style:font-size-asian="18pt"/>
    </style:style>
    <style:style style:name="P3" style:family="paragraph" style:parent-style-name="Standard" style:list-style-name="WW8Num1">
      <style:text-properties fo:font-size="18pt" style:font-size-asian="18pt"/>
    </style:style>
    <style:style style:name="P4" style:family="paragraph" style:parent-style-name="Standard" style:master-page-name="Standard">
      <style:paragraph-properties style:page-number="auto"/>
      <style:text-properties fo:font-size="18pt" style:font-size-asian="18pt"/>
    </style:style>
    <style:style style:name="T1" style:family="text">
      <style:text-properties fo:font-size="18pt" style:font-size-asian="18pt"/>
    </style:style>
    <style:style style:name="T2" style:family="text">
      <style:text-properties officeooo:rsid="00138933"/>
    </style:style>
    <style:style style:name="T3" style:family="text">
      <style:text-properties officeooo:rsid="00150c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 1:</text:p>
      <text:p text:style-name="P1">Name 2:</text:p>
      <text:p text:style-name="P1"/>
      <text:p text:style-name="P1"/>
      <text:p text:style-name="P1">Suppose th<text:span text:style-name="T2">at each heap</text:span> block can hold 10 tuples, <text:span text:style-name="T2">and each index block can hold 100 index records (for B+tree indexes).</text:span> <text:s/>Nodes of the index are 70% full. The relation contains 1 million records.</text:p>
      <text:p text:style-name="P1"/>
      <text:p text:style-name="P1">Determine, for each of the structures determine:</text:p>
      <text:list xml:id="list5264855924468113289" text:style-name="WW8Num2">
        <text:list-item>
          <text:p text:style-name="P2">The total number of blocks needed <text:span text:style-name="T3">by the heap and the leaves of the index.</text:span></text:p>
        </text:list-item>
        <text:list-item>
          <text:p text:style-name="P2">The average number of disk I/Os needed to retrieve a given search key.</text:p>
        </text:list-item>
      </text:list>
      <text:p text:style-name="P1"/>
      <text:p text:style-name="P1">Assume that nothing is in memory initially, and that the search key is the primary key of the table.</text:p>
      <text:p text:style-name="P1"/>
      <text:list xml:id="list6695741170280528289" text:style-name="WW8Num1">
        <text:list-item>
          <text:p text:style-name="P3">The <text:span text:style-name="T2">table is an unsorted heap</text:span>, packed 10 to a block. The B+tree is dense.</text:p>
        </text:list-item>
        <text:list-item>
          <text:p text:style-name="P3">The <text:span text:style-name="T2">table is a </text:span>sorted <text:span text:style-name="T2">heap</text:span> with 10 records per block. The B+tree is sparse and only the first record in each block is in the index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" svg:font-family="'Lohit Hindi'"/>
    <style:font-face style:name="Droid Sans" svg:font-family="'Droid Sans'" style:font-pitch="variable"/>
    <style:font-face style:name="Lohit Hindi1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WW8Num1z0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i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ame 1:</dc:title>
    <meta:creation-date>2014-12-03T01:25:58.169633209</meta:creation-date>
    <dc:date>2014-12-03T01:34:45.107837078</dc:date>
    <meta:editing-cycles>5</meta:editing-cycles>
    <meta:editing-duration>PT14M46S</meta:editing-duration>
    <meta:generator>LibreOffice/4.3.3.2$Linux_X86_64 LibreOffice_project/430m0$Build-2</meta:generator>
    <meta:document-statistic meta:table-count="0" meta:image-count="0" meta:object-count="0" meta:page-count="1" meta:paragraph-count="9" meta:word-count="138" meta:character-count="712" meta:non-whitespace-character-count="586"/>
  </office:meta>
</office:document-meta>
</file>